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E6000002D41F5484133914BA9F.png" manifest:media-type="image/png"/>
  <manifest:file-entry manifest:full-path="Pictures/10000201000005ED000002597A5AF9C215511A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78cm" svg:y="-2cm" svg:width="23.442cm" svg:height="9.287cm" draw:z-index="0"><draw:image xlink:href="Pictures/10000201000005ED000002597A5AF9C215511A14.png" xlink:type="simple" xlink:show="embed" xlink:actuate="onLoad" loext:mime-type="image/png"/></draw:frame><draw:frame draw:style-name="fr1" draw:name="Image2" text:anchor-type="paragraph" svg:x="0.512cm" svg:y="7.417cm" svg:width="23.867cm" svg:height="11.442cm" draw:z-index="1"><draw:image xlink:href="Pictures/10000201000005E6000002D41F5484133914BA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9:58:29.076573758</meta:creation-date>
    <dc:date>2020-08-18T10:04:37.838084112</dc:date>
    <meta:editing-duration>PT6M1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